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1.17014in" svg:y="0in" svg:width="4.14792in" svg:height="4.1479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üttel Cyrill I.BSCI.2001</dc:creator>
    <meta:creation-date>2021-11-15T20:48:00Z</meta:creation-date>
    <dc:date>2022-04-17T09:39:00Z</dc:date>
    <meta:print-date>2022-04-17T09:36:00Z</meta:print-date>
    <meta:template xlink:href="Normal" xlink:type="simple"/>
    <meta:editing-cycles>3</meta:editing-cycles>
    <meta:editing-duration>PT1800S</meta:editing-duration>
    <meta:document-statistic meta:page-count="1" meta:paragraph-count="1" meta:word-count="0" meta:character-count="1" meta:row-count="1" meta:non-whitespace-character-count="1"/>
  </office:meta>
</office:document-meta>
</file>